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ffa6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8" table:default-cell-style-name="ce108"/>
        <table:table-column table:style-name="co4" table:number-columns-repeated="5" table:default-cell-style-name="ce108"/>
        <table:table-column table:style-name="co4" table:number-columns-repeated="998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8" table:number-rows-spanned="1">
            <text:p>Internet</text:p>
          </table:table-cell>
          <table:covered-table-cell table:number-columns-repeated="7" table:style-name="ce16"/>
          <table:table-cell table:style-name="ce16" office:value-type="string" calcext:value-type="string" table:number-columns-spanned="6" table:number-rows-spanned="1">
            <text:p>Web</text:p>
          </table:table-cell>
          <table:covered-table-cell table:number-columns-repeated="5" table:style-name="ce16"/>
          <table:table-cell table:style-name="ce8" table:number-columns-repeated="10"/>
          <table:table-cell table:style-name="ce24" table:number-columns-repeated="40"/>
          <table:table-cell table:style-name="ce27" table:number-columns-repeated="958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40" office:value-type="string" calcext:value-type="string">
            <text:p>Évaluation structure internet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40" office:value-type="string" calcext:value-type="string">
            <text:p>débat 5G</text:p>
          </table:table-cell>
          <table:table-cell table:style-name="ce40" office:value-type="string" calcext:value-type="string">
            <text:p>TP réseau</text:p>
          </table:table-cell>
          <table:table-cell table:style-name="ce40" office:value-type="string" calcext:value-type="string">
            <text:p>modèle TCP/IP</text:p>
          </table:table-cell>
          <table:table-cell table:style-name="ce42" office:value-type="string" calcext:value-type="string">
            <text:p>Évaluation internet</text:p>
          </table:table-cell>
          <table:table-cell table:style-name="ce94" office:value-type="string" calcext:value-type="string">
            <text:p>Première page web</text:p>
          </table:table-cell>
          <table:table-cell table:style-name="ce40" office:value-type="string" calcext:value-type="string">
            <text:p>Jolie page web</text:p>
          </table:table-cell>
          <table:table-cell table:style-name="ce40" office:value-type="string" calcext:value-type="string">
            <text:p>Protection des données</text:p>
          </table:table-cell>
          <table:table-cell table:style-name="ce48" office:value-type="string" calcext:value-type="string">
            <text:p>Commnication </text:p>
            <text:p>Serveur-client</text:p>
          </table:table-cell>
          <table:table-cell table:style-name="ce94" office:value-type="string" calcext:value-type="string">
            <text:p>DNS</text:p>
          </table:table-cell>
          <table:table-cell table:style-name="ce94" office:value-type="string" calcext:value-type="string">
            <text:p>Moteurs de recherche</text:p>
          </table:table-cell>
          <table:table-cell table:style-name="ce94" table:number-columns-repeated="10"/>
          <table:table-cell table:style-name="ce115" table:number-columns-repeated="40"/>
          <table:table-cell table:number-columns-repeated="958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10-06" calcext:value-type="date">
            <text:p>6 oct.</text:p>
          </table:table-cell>
          <table:table-cell table:number-columns-repeated="2" table:style-name="ce10" office:value-type="date" office:date-value="2020-10-13" calcext:value-type="date">
            <text:p>13 oct.</text:p>
          </table:table-cell>
          <table:table-cell table:style-name="ce10" office:value-type="date" office:date-value="2020-11-10" calcext:value-type="date">
            <text:p>10 nov.</text:p>
          </table:table-cell>
          <table:table-cell table:style-name="ce10" office:value-type="date" office:date-value="2020-11-03" calcext:value-type="date">
            <text:p>3 nov.</text:p>
          </table:table-cell>
          <table:table-cell table:style-name="ce10" office:value-type="date" office:date-value="2020-11-10" calcext:value-type="date">
            <text:p>10 nov.</text:p>
          </table:table-cell>
          <table:table-cell table:style-name="ce10" table:number-columns-repeated="17"/>
          <table:table-cell table:style-name="ce26" table:number-columns-repeated="40"/>
          <table:table-cell table:style-name="ce28" table:number-columns-repeated="958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number-columns-repeated="2" table:style-name="ce10" office:value-type="date" office:date-value="2020-10-08" calcext:value-type="date">
            <text:p>8 oct.</text:p>
          </table:table-cell>
          <table:table-cell table:style-name="ce10" office:value-type="date" office:date-value="2020-11-12" calcext:value-type="date">
            <text:p>12 nov.</text:p>
          </table:table-cell>
          <table:table-cell table:style-name="ce10" office:value-type="date" office:date-value="2020-11-05" calcext:value-type="date">
            <text:p>5 nov.</text:p>
          </table:table-cell>
          <table:table-cell table:style-name="ce10" office:value-type="date" office:date-value="2020-11-12" calcext:value-type="date">
            <text:p>12 nov.</text:p>
          </table:table-cell>
          <table:table-cell table:style-name="ce10" table:number-columns-repeated="17"/>
          <table:table-cell table:style-name="ce26" table:number-columns-repeated="40"/>
          <table:table-cell table:style-name="ce28" table:number-columns-repeated="958"/>
        </table:table-row>
        <table:table-row table:style-name="ro3">
          <table:table-cell table:style-name="ce1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string" calcext:value-type="string">
            <text:p>DM</text:p>
          </table:table-cell>
          <table:table-cell table:style-name="ce8"/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6"/>
          <table:table-cell table:style-name="ce24" table:number-columns-repeated="40"/>
          <table:table-cell table:style-name="ce27" table:number-columns-repeated="958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 table:number-columns-repeated="2"/>
          <table:table-cell table:style-name="ce109" table:number-columns-repeated="16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6"/>
          <table:table-cell table:number-columns-repeated="1004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8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4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 table:number-columns-repeated="2"/>
          <table:table-cell table:style-name="ce104" table:number-columns-repeated="16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1004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6"/>
          <table:table-cell table:number-columns-repeated="1004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8"/>
          <table:table-cell table:number-columns-repeated="1004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8"/>
          <table:table-cell table:number-columns-repeated="1004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6"/>
          <table:table-cell table:number-columns-repeated="1004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6"/>
          <table:table-cell table:number-columns-repeated="1004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8"/>
          <table:table-cell table:number-columns-repeated="100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42" table:default-cell-style-name="ce108"/>
        <table:table-column table:style-name="co4" table:number-columns-repeated="5" table:default-cell-style-name="ce108"/>
        <table:table-column table:style-name="co4" table:number-columns-repeated="974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16"/>
          <table:table-cell table:style-name="ce16" office:value-type="string" calcext:value-type="string" table:number-columns-spanned="3" table:number-rows-spanned="1">
            <text:p>Données</text:p>
          </table:table-cell>
          <table:covered-table-cell table:number-columns-repeated="2" table:style-name="ce16"/>
          <table:table-cell table:style-name="ce16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16"/>
          <table:table-cell table:style-name="ce16" office:value-type="string" calcext:value-type="string" table:number-columns-spanned="5" table:number-rows-spanned="1">
            <text:p>Langage</text:p>
          </table:table-cell>
          <table:covered-table-cell table:number-columns-repeated="4" table:style-name="ce16"/>
          <table:table-cell table:style-name="ce16" office:value-type="string" calcext:value-type="string" table:number-columns-spanned="7" table:number-rows-spanned="1">
            <text:p>Données</text:p>
          </table:table-cell>
          <table:covered-table-cell table:number-columns-repeated="6" table:style-name="ce16"/>
          <table:table-cell table:style-name="ce16" office:value-type="string" calcext:value-type="string" table:number-columns-spanned="5" table:number-rows-spanned="1">
            <text:p>Langage</text:p>
          </table:table-cell>
          <table:covered-table-cell table:number-columns-repeated="4" table:style-name="ce16"/>
          <table:table-cell table:style-name="ce16" office:value-type="string" calcext:value-type="string" table:number-columns-spanned="2" table:number-rows-spanned="1">
            <text:p>Données</text:p>
          </table:table-cell>
          <table:covered-table-cell table:style-name="ce16"/>
          <table:table-cell table:style-name="ce16" table:number-columns-repeated="14"/>
          <table:table-cell table:style-name="ce24" table:number-columns-repeated="40"/>
          <table:table-cell table:style-name="ce27" table:number-columns-repeated="934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Exercices assembleur</text:p>
          </table:table-cell>
          <table:table-cell table:style-name="ce94" office:value-type="string" calcext:value-type="string">
            <text:p>Évaluation langage machine</text:p>
          </table:table-cell>
          <table:table-cell table:style-name="ce94" office:value-type="string" calcext:value-type="string">
            <text:p>Portes logiques</text:p>
          </table:table-cell>
          <table:table-cell table:style-name="ce94" office:value-type="string" calcext:value-type="string">
            <text:p>Portes logiques – </text:p>
            <text:p>Partie 2</text:p>
          </table:table-cell>
          <table:table-cell table:style-name="ce40" office:value-type="string" calcext:value-type="string">
            <text:p>Représentation des entiers naturels</text:p>
          </table:table-cell>
          <table:table-cell table:style-name="ce40" office:value-type="string" calcext:value-type="string">
            <text:p>Représentation des entiers relatifs</text:p>
          </table:table-cell>
          <table:table-cell table:style-name="ce40" office:value-type="string" calcext:value-type="string">
            <text:p>Exercices représentations entiers</text:p>
          </table:table-cell>
          <table:table-cell table:style-name="ce40" office:value-type="string" calcext:value-type="string">
            <text:p>Évaluation architecture machine</text:p>
          </table:table-cell>
          <table:table-cell table:style-name="ce40" office:value-type="string" calcext:value-type="string">
            <text:p>Circuits combinatoires</text:p>
          </table:table-cell>
          <table:table-cell table:style-name="ce40" office:value-type="string" calcext:value-type="string">
            <text:p>Exercices fonctions booléennes</text:p>
          </table:table-cell>
          <table:table-cell table:style-name="ce40" office:value-type="string" calcext:value-type="string">
            <text:p>Évaluation fonctions booléennes</text:p>
          </table:table-cell>
          <table:table-cell table:style-name="ce94" office:value-type="string" calcext:value-type="string">
            <text:p>Système d’exploitation – principe</text:p>
          </table:table-cell>
          <table:table-cell table:style-name="ce94" office:value-type="string" calcext:value-type="string">
            <text:p>TP système d’exploitation</text:p>
          </table:table-cell>
          <table:table-cell table:style-name="ce94" office:value-type="string" calcext:value-type="string">
            <text:p>Constructions élémentaires</text:p>
          </table:table-cell>
          <table:table-cell table:style-name="ce40" office:value-type="string" calcext:value-type="string">
            <text:p>Exercices constructions élémentaires</text:p>
          </table:table-cell>
          <table:table-cell table:style-name="ce40" office:value-type="string" calcext:value-type="string">
            <text:p>Exercices supplémentaires – constructions élémentaires</text:p>
          </table:table-cell>
          <table:table-cell table:style-name="ce40" office:value-type="string" calcext:value-type="string">
            <text:p>Dessiner avecTurtle</text:p>
          </table:table-cell>
          <table:table-cell table:style-name="ce40" office:value-type="string" calcext:value-type="string">
            <text:p>Évaluation constructions élémentaires</text:p>
          </table:table-cell>
          <table:table-cell table:style-name="ce40" office:value-type="string" calcext:value-type="string">
            <text:p>Types de données</text:p>
          </table:table-cell>
          <table:table-cell table:style-name="ce40" office:value-type="string" calcext:value-type="string">
            <text:p>Nombres flottants : </text:p>
            <text:p>Missile Patriot</text:p>
          </table:table-cell>
          <table:table-cell table:style-name="ce40" office:value-type="string" calcext:value-type="string">
            <text:p>Exercices nombres flottants</text:p>
          </table:table-cell>
          <table:table-cell table:style-name="ce40" office:value-type="string" calcext:value-type="string">
            <text:p>Types construits :</text:p>
            <text:p>Températures</text:p>
          </table:table-cell>
          <table:table-cell table:style-name="ce40" office:value-type="string" calcext:value-type="string">
            <text:p>Type construit : documentation</text:p>
          </table:table-cell>
          <table:table-cell table:style-name="ce40" office:value-type="string" calcext:value-type="string">
            <text:p>Type construit : exercices</text:p>
          </table:table-cell>
          <table:table-cell table:style-name="ce40" office:value-type="string" calcext:value-type="string">
            <text:p>Construction en compréhension</text:p>
          </table:table-cell>
          <table:table-cell table:style-name="ce40" office:value-type="string" calcext:value-type="string">
            <text:p>Projet morpion</text:p>
          </table:table-cell>
          <table:table-cell table:style-name="ce94" office:value-type="string" calcext:value-type="string">
            <text:p>Fonction Andy Warhol</text:p>
          </table:table-cell>
          <table:table-cell table:style-name="ce48" office:value-type="string" calcext:value-type="string">
            <text:p>Exercices fonctions</text:p>
          </table:table-cell>
          <table:table-cell table:style-name="ce40" office:value-type="string" calcext:value-type="string">
            <text:p>TP jeu de la vie</text:p>
          </table:table-cell>
          <table:table-cell table:style-name="ce48" office:value-type="string" calcext:value-type="string">
            <text:p>évaluation</text:p>
          </table:table-cell>
          <table:table-cell table:style-name="ce94" office:value-type="string" calcext:value-type="string">
            <text:p>Encodage des caractères</text:p>
          </table:table-cell>
          <table:table-cell table:style-name="ce94" office:value-type="string" calcext:value-type="string">
            <text:p>Exercic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34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office:value-type="date" office:date-value="2020-09-15" calcext:value-type="date">
            <text:p>15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17" calcext:value-type="date">
            <text:p>17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24" calcext:value-type="date">
            <text:p>24 sept.</text:p>
          </table:table-cell>
          <table:table-cell table:style-name="ce10" office:value-type="date" office:date-value="2020-09-29" calcext:value-type="date">
            <text:p>29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style-name="ce10" office:value-type="date" office:date-value="2020-10-08" calcext:value-type="date">
            <text:p>8 oct.</text:p>
          </table:table-cell>
          <table:table-cell table:number-columns-repeated="2" table:style-name="ce10" office:value-type="date" office:date-value="2020-10-06" calcext:value-type="date">
            <text:p>6 oct.</text:p>
          </table:table-cell>
          <table:table-cell table:style-name="ce10" office:value-type="date" office:date-value="2020-11-10" calcext:value-type="date">
            <text:p>10 nov.</text:p>
          </table:table-cell>
          <table:table-cell table:number-columns-repeated="2" table:style-name="ce10" office:value-type="date" office:date-value="2020-10-14" calcext:value-type="date">
            <text:p>14 oct.</text:p>
          </table:table-cell>
          <table:table-cell table:style-name="ce10" office:value-type="date" office:date-value="2020-11-03" calcext:value-type="date">
            <text:p>3 nov.</text:p>
          </table:table-cell>
          <table:table-cell table:style-name="ce10" office:value-type="date" office:date-value="2020-11-05" calcext:value-type="date">
            <text:p>5 nov.</text:p>
          </table:table-cell>
          <table:table-cell table:style-name="ce10" office:value-type="date" office:date-value="2020-11-16" calcext:value-type="date">
            <text:p>16 nov.</text:p>
          </table:table-cell>
          <table:table-cell table:style-name="ce10" office:value-type="date" office:date-value="2020-11-12" calcext:value-type="date">
            <text:p>12 nov.</text:p>
          </table:table-cell>
          <table:table-cell table:style-name="ce10"/>
          <table:table-cell table:style-name="ce10" office:value-type="date" office:date-value="2020-11-12" calcext:value-type="date">
            <text:p>12 nov.</text:p>
          </table:table-cell>
          <table:table-cell table:style-name="ce10" table:number-columns-repeated="27"/>
          <table:table-cell table:style-name="ce26" table:number-columns-repeated="40"/>
          <table:table-cell table:style-name="ce28" table:number-columns-repeated="934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,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DM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distance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0.5" calcext:value-type="float">
            <text:p>0,5</text:p>
          </table:table-cell>
          <table:table-cell table:style-name="ce16" table:number-columns-repeated="27"/>
          <table:table-cell table:style-name="ce24" table:number-columns-repeated="40"/>
          <table:table-cell table:style-name="ce27" table:number-columns-repeated="934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41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1"/>
          <table:table-cell table:number-columns-repeated="980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37"/>
          <table:table-cell table:number-columns-repeated="980"/>
        </table:table-row>
        <table:table-row table:style-name="ro5">
          <table:table-cell table:number-columns-repeated="2"/>
          <table:table-cell table:style-name="ce104" table:number-columns-repeated="42"/>
          <table:table-cell table:number-columns-repeated="980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42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33"/>
          <table:table-cell table:number-columns-repeated="980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6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33"/>
          <table:table-cell table:number-columns-repeated="980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7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3"/>
          <table:table-cell table:number-columns-repeated="980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21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80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0"/>
          <table:table-cell table:number-columns-repeated="980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42"/>
          <table:table-cell table:number-columns-repeated="980"/>
        </table:table-row>
        <table:table-row table:style-name="ro5">
          <table:table-cell table:number-columns-repeated="2"/>
          <table:table-cell table:style-name="ce104" table:number-columns-repeated="42"/>
          <table:table-cell table:number-columns-repeated="980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41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23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0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23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26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2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0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2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0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42"/>
          <table:table-cell table:number-columns-repeated="980"/>
        </table:table-row>
        <table:table-row table:style-name="ro9">
          <table:table-cell table:number-columns-repeated="2"/>
          <table:table-cell table:style-name="ce104" table:number-columns-repeated="42"/>
          <table:table-cell table:number-columns-repeated="980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42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1"/>
          <table:table-cell table:number-columns-repeated="980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42"/>
          <table:table-cell table:number-columns-repeated="980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42"/>
          <table:table-cell table:number-columns-repeated="98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42"/>
          <table:table-cell table:number-columns-repeated="980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42"/>
          <table:table-cell table:number-columns-repeated="980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42"/>
          <table:table-cell table:number-columns-repeated="980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42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42"/>
          <table:table-cell table:number-columns-repeated="98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42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1"/>
          <table:table-cell table:number-columns-repeated="980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0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40"/>
          <table:table-cell table:number-columns-repeated="980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13"/>
          <table:table-cell table:style-name="ce103" office:value-type="string" calcext:value-type="string">
            <text:p>X</text:p>
          </table:table-cell>
          <table:table-cell table:style-name="ce103" table:number-columns-repeated="28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27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27"/>
          <table:table-cell table:number-columns-repeated="980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42"/>
          <table:table-cell table:number-columns-repeated="98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42"/>
          <table:table-cell table:number-columns-repeated="980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42"/>
          <table:table-cell table:number-columns-repeated="98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42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1"/>
          <table:table-cell table:number-columns-repeated="980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15"/>
          <table:table-cell table:number-columns-repeated="2" table:style-name="ce103" office:value-type="string" calcext:value-type="string">
            <text:p>X</text:p>
          </table:table-cell>
          <table:table-cell table:style-name="ce103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80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80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42"/>
          <table:table-cell table:number-columns-repeated="980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1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8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42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1"/>
          <table:table-cell table:number-columns-repeated="980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42"/>
          <table:table-cell table:number-columns-repeated="980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42"/>
          <table:table-cell table:number-columns-repeated="980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42"/>
          <table:table-cell table:number-columns-repeated="980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33" table:default-cell-style-name="ce108"/>
        <table:table-column table:style-name="co4" table:number-columns-repeated="5" table:default-cell-style-name="ce108"/>
        <table:table-column table:style-name="co4" table:number-columns-repeated="981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16"/>
          <table:table-cell table:style-name="ce16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16"/>
          <table:table-cell table:style-name="ce16" office:value-type="string" calcext:value-type="string" table:number-columns-spanned="7" table:number-rows-spanned="1">
            <text:p>algorithmique</text:p>
          </table:table-cell>
          <table:covered-table-cell table:number-columns-repeated="6" table:style-name="ce16"/>
          <table:table-cell table:style-name="ce16" table:number-columns-repeated="10"/>
          <table:table-cell table:style-name="ce24" table:number-columns-repeated="40"/>
          <table:table-cell table:style-name="ce27" table:number-columns-repeated="941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évaluation POO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40" office:value-type="string" calcext:value-type="string">
            <text:p>évaluation récursivité</text:p>
          </table:table-cell>
          <table:table-cell table:style-name="ce40" office:value-type="string" calcext:value-type="string">
            <text:p>Fonctionnel – temps execution</text:p>
          </table:table-cell>
          <table:table-cell table:style-name="ce40" office:value-type="string" calcext:value-type="string">
            <text:p>Fonctionnel – exercices</text:p>
          </table:table-cell>
          <table:table-cell table:style-name="ce40" office:value-type="string" calcext:value-type="string">
            <text:p>DM 1</text:p>
          </table:table-cell>
          <table:table-cell table:style-name="ce40" office:value-type="string" calcext:value-type="string">
            <text:p>Fonction sorted</text:p>
          </table:table-cell>
          <table:table-cell table:style-name="ce40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40" office:value-type="string" calcext:value-type="string">
            <text:p>Processus – ordonnancement</text:p>
          </table:table-cell>
          <table:table-cell table:style-name="ce40" office:value-type="string" calcext:value-type="string">
            <text:p>Listes chaînées</text:p>
          </table:table-cell>
          <table:table-cell table:style-name="ce40" office:value-type="string" calcext:value-type="string">
            <text:p>Exercices listes chaînées</text:p>
          </table:table-cell>
          <table:table-cell table:style-name="ce40" office:value-type="string" calcext:value-type="string">
            <text:p>Ordonnancement – implémentation</text:p>
          </table:table-cell>
          <table:table-cell table:style-name="ce40" office:value-type="string" calcext:value-type="string">
            <text:p>Exercices </text:p>
            <text:p>Pile – file</text:p>
          </table:table-cell>
          <table:table-cell table:style-name="ce40" office:value-type="string" calcext:value-type="string">
            <text:p>Exercice commenté – bibliothèque deque</text:p>
          </table:table-cell>
          <table:table-cell table:style-name="ce40" office:value-type="string" calcext:value-type="string">
            <text:p>Interblocage</text:p>
          </table:table-cell>
          <table:table-cell table:style-name="ce40" office:value-type="string" calcext:value-type="string">
            <text:p>exercices interblocage</text:p>
          </table:table-cell>
          <table:table-cell table:style-name="ce40" office:value-type="string" calcext:value-type="string">
            <text:p>Évaluation </text:p>
            <text:p>Pile -file</text:p>
          </table:table-cell>
          <table:table-cell table:style-name="ce94" office:value-type="string" calcext:value-type="string">
            <text:p>Graphes : CO représentation</text:p>
          </table:table-cell>
          <table:table-cell table:style-name="ce94" office:value-type="string" calcext:value-type="string">
            <text:p>Exercices graphes représentation</text:p>
          </table:table-cell>
          <table:table-cell table:style-name="ce40" office:value-type="string" calcext:value-type="string">
            <text:p>Graphes : CO parcours</text:p>
          </table:table-cell>
          <table:table-cell table:style-name="ce40" office:value-type="string" calcext:value-type="string">
            <text:p>Exercices graphes parcours</text:p>
          </table:table-cell>
          <table:table-cell table:style-name="ce48" office:value-type="string" calcext:value-type="string">
            <text:p>Le chou, la chèvre et le loup</text:p>
          </table:table-cell>
          <table:table-cell table:style-name="ce48" office:value-type="string" calcext:value-type="string">
            <text:p>TP métro ?</text:p>
          </table:table-cell>
          <table:table-cell table:style-name="ce94" office:value-type="string" calcext:value-type="string">
            <text:p>projet pacman?</text:p>
          </table:table-cell>
          <table:table-cell table:style-name="ce94"/>
          <table:table-cell table:style-name="ce94" office:value-type="string" calcext:value-type="string">
            <text:p>arbres (sudoku?)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table:number-columns-repeated="7"/>
          <table:table-cell table:style-name="ce115" table:number-columns-repeated="40"/>
          <table:table-cell table:number-columns-repeated="941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/>
          <table:table-cell table:style-name="ce31" office:value-type="date" office:date-value="2020-11-16" calcext:value-type="date">
            <text:p>16 nov.</text:p>
          </table:table-cell>
          <table:table-cell table:style-name="ce31" table:number-columns-repeated="16"/>
          <table:table-cell table:style-name="ce32" table:number-columns-repeated="40"/>
          <table:table-cell table:style-name="ce33" table:number-columns-repeated="941"/>
        </table:table-row>
        <table:table-row table:style-name="ro3">
          <table:table-cell table:style-name="ce1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table:number-columns-repeated="18"/>
          <table:table-cell table:style-name="ce24" table:number-columns-repeated="40"/>
          <table:table-cell table:style-name="ce27" table:number-columns-repeated="941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34"/>
          <table:table-cell table:number-columns-repeated="98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4"/>
          <table:table-cell table:number-columns-repeated="987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25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4"/>
          <table:table-cell table:number-columns-repeated="987"/>
        </table:table-row>
        <table:table-row table:style-name="ro5">
          <table:table-cell table:number-columns-repeated="2"/>
          <table:table-cell table:style-name="ce104" table:number-columns-repeated="35"/>
          <table:table-cell table:number-columns-repeated="987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35"/>
          <table:table-cell table:number-columns-repeated="98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35"/>
          <table:table-cell table:number-columns-repeated="987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23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style-name="ce103" office:value-type="string" calcext:value-type="string">
            <text:p>X</text:p>
          </table:table-cell>
          <table:table-cell table:style-name="ce103" table:number-columns-repeated="23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31"/>
          <table:table-cell table:number-columns-repeated="987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23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23"/>
          <table:table-cell table:number-columns-repeated="987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16"/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1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87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35"/>
          <table:table-cell table:number-columns-repeated="987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35"/>
          <table:table-cell table:number-columns-repeated="987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35"/>
          <table:table-cell table:number-columns-repeated="987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987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987"/>
        </table:table-row>
        <table:table-row table:style-name="ro5">
          <table:table-cell table:number-columns-repeated="2"/>
          <table:table-cell table:style-name="ce104" table:number-columns-repeated="35"/>
          <table:table-cell table:number-columns-repeated="987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34"/>
          <table:table-cell table:number-columns-repeated="98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35"/>
          <table:table-cell table:number-columns-repeated="987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35"/>
          <table:table-cell table:number-columns-repeated="987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35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35"/>
          <table:table-cell table:number-columns-repeated="987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35"/>
          <table:table-cell table:number-columns-repeated="987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35"/>
          <table:table-cell table:number-columns-repeated="987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35"/>
          <table:table-cell table:number-columns-repeated="987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35"/>
          <table:table-cell table:number-columns-repeated="987"/>
        </table:table-row>
        <table:table-row table:style-name="ro9">
          <table:table-cell table:number-columns-repeated="2"/>
          <table:table-cell table:style-name="ce104" table:number-columns-repeated="35"/>
          <table:table-cell table:number-columns-repeated="987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35"/>
          <table:table-cell table:number-columns-repeated="98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4"/>
          <table:table-cell table:number-columns-repeated="987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35"/>
          <table:table-cell table:number-columns-repeated="987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1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87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35"/>
          <table:table-cell table:number-columns-repeated="987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35"/>
          <table:table-cell table:number-columns-repeated="987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35"/>
          <table:table-cell table:number-columns-repeated="98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9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4"/>
          <table:table-cell table:number-columns-repeated="987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35"/>
          <table:table-cell table:number-columns-repeated="987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35"/>
          <table:table-cell table:number-columns-repeated="987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5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20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23"/>
          <table:table-cell table:number-columns-repeated="987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0"/>
          <table:table-cell table:number-columns-repeated="987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5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1"/>
          <table:table-cell table:number-columns-repeated="987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7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22"/>
          <table:table-cell table:number-columns-repeated="987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10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3"/>
          <table:table-cell table:number-columns-repeated="987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35"/>
          <table:table-cell table:number-columns-repeated="98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35"/>
          <table:table-cell table:number-columns-repeated="98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4"/>
          <table:table-cell table:number-columns-repeated="987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35"/>
          <table:table-cell table:number-columns-repeated="987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35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35"/>
          <table:table-cell table:number-columns-repeated="987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6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35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6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987"/>
        </table:table-row>
        <table:table-row table:style-name="ro6">
          <table:table-cell table:style-name="ce9" office:value-type="string" calcext:value-type="string">
            <text:p>Méthode « diviser pour régner »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1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20"/>
          <table:table-cell table:number-columns-repeated="987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35"/>
          <table:table-cell table:number-columns-repeated="987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35"/>
          <table:table-cell table:number-columns-repeated="987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 style:data-style-name="N2" text:time-value="10:25:02.078654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11-15T17:51:29.724260442</dc:date>
    <meta:editing-duration>P86DT5H26M4S</meta:editing-duration>
    <meta:editing-cycles>650</meta:editing-cycles>
    <meta:generator>LibreOffice/6.1.5.2$Linux_X86_64 LibreOffice_project/10$Build-2</meta:generator>
    <meta:document-statistic meta:table-count="3" meta:cell-count="673" meta:object-count="0"/>
  </office:meta>
</office:document-meta>
</file>